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line-through-style="soli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plan </text:p>
      <text:p text:style-name="Standard"/>
      <text:p text:style-name="Standard">5.mar – Planning meeting</text:p>
      <text:p text:style-name="P2">6.mar. – Possible morning in lab, synthesis</text:p>
      <text:p text:style-name="Standard">7.mar – 12.3 Prepare presentation + 3x coursework</text:p>
      <text:p text:style-name="Standard">12.mar – Presentation Management of Innovation and Technology</text:p>
      <text:p text:style-name="Standard">14.mar - <text:s/>Prepare samples using <text:s/>RT (9-13)</text:p>
      <text:p text:style-name="Standard">15.mar – Deadline ethical coursework</text:p>
      <text:p text:style-name="Standard">18-22 mar – Work in lab (sample prep: different loadings using hydrothermal approach)</text:p>
      <text:p text:style-name="Standard">22.mar – Deadline MEMS-design coursework</text:p>
      <text:p text:style-name="Standard">25.mar – Deadline MOTI report</text:p>
      <text:p text:style-name="Standard">25. mar-18. April – Project work + preparing for exam</text:p>
      <text:p text:style-name="Standard">11-14. Apr – Anders possibly away. </text:p>
      <text:p text:style-name="Standard">24. Apr - 1<text:span text:style-name="T1">st</text:span> exam</text:p>
      <text:p text:style-name="Standard">29. Apr - 2<text:span text:style-name="T1">nd</text:span> exam</text:p>
      <text:p text:style-name="Standard">30. Apr onwards – Project work</text:p>
      <text:p text:style-name="Standard"/>
      <text:p text:style-name="Standard"/>
      <text:p text:style-name="Standard">?? - SEM training</text:p>
      <text:p text:style-name="Standard">?? - XRD training (Demonstrator to perform)</text:p>
      <text:p text:style-name="Standard">?? - AFM/nanoindent (Demonstrator (wei) to preform)</text:p>
      <text:p text:style-name="Standard"/>
      <text:p text:style-name="Standard">Samples to be prepared:</text:p>
      <text:p text:style-name="Standard">Cellulose sponges loaded with ZIF: <text:s/>1.<text:tab/>With RT synthesis (like before X-mas)</text:p>
      <text:p text:style-name="Standard"><text:tab/><text:tab/><text:tab/><text:tab/><text:tab/>2.<text:tab/>Loading with hydrothermal method<text:note text:id="ftn1" text:note-class="footnote"><text:note-citation>1</text:note-citation><text:note-body><text:p text:style-name="Footnote">http://pubs.rsc.org/en/content/articlelanding/2010/JM/C0JM00515K</text:p></text:note-body></text:note> </text:p>
      <text:p text:style-name="Standard"><text:tab/><text:tab/><text:tab/><text:tab/><text:tab/>3.<text:tab/>Different types of cellulose (Aminolated (NH<text:span text:style-name="T3">2</text:span><text:span text:style-name="T2">-terminated + carboxylated(?))</text:span></text:p>
      <text:p text:style-name="P1"><text:tab/><text:tab/><text:tab/><text:tab/><text:tab/>4.<text:tab/>Different sizes of cellulose sponges.</text:p>
      <text:p text:style-name="P1"><text:tab/><text:tab/><text:tab/><text:tab/><text:tab/>5.<text:tab/>Test for chemical and thermal stability(?)</text:p>
      <text:p text:style-name="P1">Cellulose nano-fibres:<text:tab/>1.<text:tab/>Varying the concentrations of ZIF/fibres</text:p>
      <text:p text:style-name="P1"><text:tab/><text:tab/><text:tab/>2.<text:tab/>Prepare samples for gas permeation measurements (size(?) and uniformity issues?)</text:p>
      <text:p text:style-name="P1"><text:tab/><text:tab/><text:tab/></text:p>
      <text:p text:style-name="P1"/>
      <text:p text:style-name="P1">Characterization:<text:tab/>1.<text:tab/>SEM: </text:p>
      <text:p text:style-name="P1"><text:tab/><text:tab/><text:tab/>2.<text:tab/>Nanoindentation: Ask Wei for help</text:p>
      <text:p text:style-name="P1"><text:tab/><text:tab/><text:tab/>3.<text:tab/>Stress-strain:</text:p>
      <text:p text:style-name="P1"><text:tab/><text:tab/><text:tab/>4.<text:tab/>XRD: Emma and ask Mary Vickers or Andrew Moss for guidance regarding preparation of the samples (height etc). Both cellulose without any loading + with ZIF-loading.</text:p>
      <text:p text:style-name="P1"><text:tab/><text:tab/><text:tab/>5.<text:tab/>TGA</text:p>
      <text:p text:style-name="P1"><text:tab/><text:tab/><text:tab/>6.<text:tab/>Gas Permeation: Issan?</text:p>
      <text:p text:style-name="P1"><text:tab/><text:tab/><text:tab/>7.<text:tab/>Shear: resonant ultrasound, Michael Carpenter Earth science</text:p>
      <text:p text:style-name="P1"><text:tab/><text:tab/><text:tab/>8.<text:tab/>Gas sorption measurements: before and after stress testing and of cellulose fibre samp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End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3-02-20T21:32:00.69</meta:creation-date>
    <dc:date>2013-03-04T10:39:44.97</dc:date>
    <dc:creator>Anders Teigland</dc:creator>
    <meta:editing-duration>PT50H39M35S</meta:editing-duration>
    <meta:editing-cycles>6</meta:editing-cycles>
    <meta:generator>OpenOffice.org/3.2$Win32 OpenOffice.org_project/320m12$Build-9483</meta:generator>
    <meta:document-statistic meta:table-count="0" meta:image-count="0" meta:object-count="0" meta:page-count="1" meta:paragraph-count="36" meta:word-count="244" meta:character-count="1678"/>
  </office:meta>
</office:document-meta>
</file>